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lavras</text:p>
          </table:table-cell>
          <table:table-cell table:style-name="ce1" office:value-type="string" calcext:value-type="string">
            <text:p>Tipo detectad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rreção</text:p>
          </table:table-cell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ítim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Tele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nt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lev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ítim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ir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i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p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jétil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fíc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mOindivíduoPERSON,Ovulgo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hahinOTH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​OestáOoferecendoOmaisOdeO30OrelógiosCONSUMER_GOODnovosO(OcomOcaixaCONSUMER_GOODeOetiquetaOTHERdeOpreçoOTHERdeOjoalheriasOTHER)OpelaOmetadeOTHER(OouOumOterçoOTHER)OdoOpreçoOTHERpagoOemOlojasORGANIZATION,OnaOOlxORGANIZATION.OHáOoOcontatoOTHERdoOelementoOTHER,OeOetiquetaOTHERdeOpreçoOTHERdeOalgunsOrelógiosCONSUMER_GOODnasOfotosWORK_OF_ARTanexasO.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27go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nd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mt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ab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g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mel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unci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tem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tem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érc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arec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ral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di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aribaldi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juc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b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tençã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r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end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j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h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nda-fei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dic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di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ir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i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ent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ri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ngué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g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ur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h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ranh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nda-fei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ligu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question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b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ndent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v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açõ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ver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tençã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venti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end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h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riz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dic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or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dic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édi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he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is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u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ressiva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ú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marquê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mengo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sivel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er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r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rá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ri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ú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s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h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vídu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nt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am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int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achec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d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euni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n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spe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ier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x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brisa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euni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nd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YA-2474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Valqueir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airuçu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agoroab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i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ti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gnor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ulfilm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m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s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ç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al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eni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ambeir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airuçu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é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c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beç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s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rg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ondez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Y8627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h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Tindib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g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assad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/1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r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arente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R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Pre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olo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Ipirang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squ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squilos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en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i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ant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ciamento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nh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or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z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ciclet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onh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os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ênç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RP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x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at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artamentos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a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Hélder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ama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acarezinh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hál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junt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sific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d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b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ber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fíci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verno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S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st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s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ud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hal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mei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cel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fíc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elionataria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cel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int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ficiári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v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iz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rot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VO442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cson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mblé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b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eg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cardin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ars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uni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est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nz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odi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s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g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pelar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rpreend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d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aç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rot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u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h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v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d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aç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ç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rtur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olesce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lu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uen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ç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is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g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g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êni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d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h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c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aç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g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ão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ist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lusive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rot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d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o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c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s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icológi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rd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t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icic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ntec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irmamento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que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'ág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van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vermel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L4896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v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Ituverav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g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PW2371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nd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i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onom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nunci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gosó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édic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érre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lg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nec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s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a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le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rr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nej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lg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onom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i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rtigas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orr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Macieir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dureir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h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ord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u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u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orr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elha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d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tensi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IZ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LARI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ITUL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GOD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CH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RIZAC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OR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LIG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Z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D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IDIÁRI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TIC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QYE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EREC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OYBAD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Y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TIDADA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HECI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TASSY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7C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G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orn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olímpi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ornali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valh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i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rinh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ngenh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ent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edy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◎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gu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ngué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agi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b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n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ena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mim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r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z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eg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i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N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tem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noi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nal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rdad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om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daliz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eaç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idade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ê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ifes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k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bal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e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go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tica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iminos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z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i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xi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cad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al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f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ti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talhão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ulh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ivênc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a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falt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j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áti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ici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arec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g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z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qu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mant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en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orr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á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acent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tiv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ast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v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c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ntã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gi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uv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aúj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l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ianç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vet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rastã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horas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onfim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rist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are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ítima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ntã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uv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c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egui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gi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ngué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i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íc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ád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dnews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goci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r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x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un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gociaca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sit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percentage" office:value="0.5" calcext:value-type="percentage">
            <text:p>50,00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ant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mi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p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atsapp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quis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rav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li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pe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i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t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i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WORK_OF_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ex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cari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sit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000427-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7-1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far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entific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ai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rietari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mans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t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8/0001-8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fone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621-4762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9246-164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2-871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resen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t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ngeli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ere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denci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s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ere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ingo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ian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j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mans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Qn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eni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Joaquim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abuc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entenári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f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ti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talhão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rulh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ivênc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as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falt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j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áti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ici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arec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enunci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o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lg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fique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b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ári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TR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dad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s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ix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nhad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cinh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xt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o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var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nhad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cinh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r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ju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onceição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uj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ix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g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ju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i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un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t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éri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eâni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erói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us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âni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fa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oque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t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ri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o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ori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ng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volv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eiç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neg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form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at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erior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tic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ícit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pond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ss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aç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s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12776-77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lg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ébe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uarte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b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t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a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ç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ópri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et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it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reendi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áti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tran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balh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ncheir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tran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ie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t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edor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V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átio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lindr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V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reendi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ionári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edor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egamento</text:p>
          </table:table-cell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lindr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V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r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gonh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dadei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au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Federal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ç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burib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ualme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el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áti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ix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go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ec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gi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ã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re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c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arob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PER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arob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a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d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zilvar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rnou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sur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IZ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LARI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RIBEIR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INTITUL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GOD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CH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RIZAC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CONSUMER_GO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ORE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ILIG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ST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ZAD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D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IDIÁRIO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ATIC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QYEN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ERECE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office:value-type="string" calcext:value-type="string">
            <text:p>ROYBAD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9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T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ANTIDADA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HECID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TASSY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ORTANT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7CI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G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rer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UMER_GOO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rroriz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n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n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erec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últiplo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ove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stas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ia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n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surdo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qui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uentam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dirm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hor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ridades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retário</text:p>
          </table:table-cell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ura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e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n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b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ler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n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ógi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b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lvar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ur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ime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trônic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ur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K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men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m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c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ej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óve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e-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í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u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u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úbli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ass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i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dade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r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o-v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igu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d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ar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óg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e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xã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x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V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ente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z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or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bal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bora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alhã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ga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d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p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bora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a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a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fil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ff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uc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e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êni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a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p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uteri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úsica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av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ixa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e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onh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s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i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aç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ej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óve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e-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í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u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u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qu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úbli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ass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i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idade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r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o-v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igu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d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v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anç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olvi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rroriz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re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últipl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a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i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ur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ent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r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h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idad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ári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a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e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n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b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ler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n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val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nci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rato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z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v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d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ritóri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ocac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da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B/RJ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d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isc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rd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r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ç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sla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OLÁVE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n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r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ris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míni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ç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o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anç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engar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concel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uç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14" calcext:value-type="date">
            <text:p>14/07/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ocalizaçãoLOCATIONdeOveículoCONSUMER_GOODroubadoOPlacaOCVU2457OMERCEDESOBENZOSPRINTERODEOCARGAORUALOCATION3OESQUINAOCOMORUALOCATION5OLOTEAMENTOOTHERGRANJAOSÃOOJOSÉ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NDOMÍNIOOTHERDAOBANDEIRAOTH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OLOTEAMENTOOTHERABERTOO)ORUALOCATIONJORGEOBATISTAOFERREIRAOS/NOCOELHOO-OSÃOOGONÇALOO-ORJLOCATIONPRÓXIMOOAOOFERROOTHERVELHOODOOMARANHÃOLOCATION,ONAORUALOCATIONDAOTORREOveículoCONSUMER_GOODHÁO1OSEMANAONOOLOCALLOCATION190ONÃOOTOMOUOPROVIDÊNCIASOCOORDENADASOTHERDEOGPSOTHERDOOLOCALLOCATION:O-22O.O842525O,O-42O.O990447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r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ri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m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port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te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c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ss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for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a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7-11" calcext:value-type="date">
            <text:p>11/07/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for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m-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men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a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men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uta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ênc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idad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rig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llom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ment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nh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d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é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orç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ô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t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u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ç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la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úmer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poli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u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h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u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s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de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dad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so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r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an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zol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e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i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eg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gonho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e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j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át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n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ari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r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r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port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he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urtoOTHERdeOenergiaOTHER.OMoradorOrealiz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atoOTH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iretoOnoOrelógioOTHERparaOnãoOpagarOenergiaOTHERelétricaO.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r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ídu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t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ônibu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c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erói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z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h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d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aOquintaOfeiraEVENTduasOlojasORGANIZATIONdeOumOTHERamigoPERSONforamOassaltadasO.OUmaOemORealengoLOCATIONeOoutraOemOCampoOGrandeO.ONomeOTHERdaOlojaORGANIZATION:OpikNikOTHER.OlojaORGANIZATIONdeOroupasCONSUMER_GOODdeOcriançasPERSON.ODepoisOrecebiOporOumOTHERamigoPERSONdoOdonoPERSONasOimagensWORK_OF_ARTinternasOdoOassaltoEVENT.OQualOfoiOminhaOsurpresaOTHERqueOconheciaOumOTHERdelesOeOosOoutrosPERSONsãoOdaOmesmaOlocalidadeLOCATION.OVilaOKennedyO.ONomeOTHERIgorOdeOSouzaO.OMoraPERSONnasOMalvinasLOCATIONe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abalh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tregandoOgásOTHERemOtodaOvkOTHERparaOoOdepósitoOTHERdeOdonaPERSONLéaPERSON.OPrecisoOdeOsigiloOTHER,OpoisOtenhoOfamiliaresPERSONqueOmoramOpróximoOaOlocalidadeLOCATION.OEleOtemOFacebookORGANIZATION.OIgorOdeOSouzaO.OvouOmandarOasOfotosWORK_OF_ART.OIaOenviarOparaOaOUPPVkORGANIZATIONmasOfiqueiOreceioOTHERdoO.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d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ta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anch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fi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íc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g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chin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r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cian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anch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íci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i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olvi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en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e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a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r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ôni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o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éti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beniz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tei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Ã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EZ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icia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õe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éi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ólic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átic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õe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u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j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j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õe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índ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ent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d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bora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únci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inos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cotrônic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ur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di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tim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j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men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vprivac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úss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in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adã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inos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ur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m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d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I6966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i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bel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ê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har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c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gué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ni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s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inche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mi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aç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anç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en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1760035" calcext:value-type="float">
            <text:p>2176003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ênci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deir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m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tim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si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omíni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gi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ov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ssi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ess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tiv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cídi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g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vo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5999863019" calcext:value-type="float">
            <text:p>459998630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5991076469" calcext:value-type="float">
            <text:p>4599107646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ebe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ú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pa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i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ti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C1968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uerin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K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jaú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arepagu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dade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qu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st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á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tim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s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ítim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bal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bank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et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ru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o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a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t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he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g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g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s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ca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ércit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e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icu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K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s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ídu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manuel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go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hec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abu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ov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ev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D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ABU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mentaç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nheci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up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uan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ç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n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n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n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ed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j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manch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v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ônib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ônib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a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ipuaç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n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lh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h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b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lamaçã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bé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alhã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íve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ê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ç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he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AindaOsobreOaOdenúnciaEVENTenviadaOconformeOnúmeroOTHERabaixoO.OAOreceptoraOTHEReOvendedoraPERSONdosOprodutosCONSUMER_GOODchamaOseOCarolineOdosOSantosOeOé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sposaPERSO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OumOdosOmeliantesPERSON.OSegueOfotoWORK_OF_ARTdelaO.OmoraOnaORuaOdoisO.OMalvinasOVk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paz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a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e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son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l839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for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az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ô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manch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c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in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g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for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6111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ônibu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i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él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âm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r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iub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ue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r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t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o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hiet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éli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d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um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J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ç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nt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i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ze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z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m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he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íl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ç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nha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ciac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ên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i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ja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ó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ên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énci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rr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ia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S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a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end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ég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d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quilida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lizme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ulhamen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or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ne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ant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a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sOmeliantesPERSONqueOassaltaramOumaOresidénciaOTHERnaOregiãoLOCATIONdoOméierOTHERnaOruaOpauloOsilvaOaraujoOTHERnoOdiaO01/08/17OsãoOdoOcomplexoOTHERdoOlinsOTHER.OVulgoOTHERdosOladrõesPERSON:OtiaguinhoOpirulitoOarauOJovensPERSONestãoOusandoOeOvendendoOdrogasCONSUMER_GOODeOpraticandoOroubosEVENTaOcarrosCONSUMER_GOODeOaOpassageirosPERSONdeOônibusOTHERReceptaçãoOTHEReOvendaEVENTdeOprodutosCONSUMER_GOODroubadosOdeOcaminhõesCONSUMER_GOODdeOcargaOTHERDuasOmulheresPERSONvendendoOprodutoCONSUMER_GOODdeOtelefoniaOTHER(OcarregadorCONSUMER_GOODSamsungORGANIZATION)OporOpreçoOTHERmuitoOinferiorOaoOdeOmercadoOTHER,OnaOentradaOTHERdaOestaçãoLOCATIONdoOmetrôOTHERUruguaiORGANIZATION,OentradaOTHERdaOesquinaLOCATIONdeOruaOItacuruçaOcomOCondeOd3OBonfimO.OTrata-seOdeOumOveículoCONSUMER_GOODabandonadoOemOumaOiaOsemOsaídaEVENT,OnãoOháOqualquerOindícioOTHERqueOtenhaOdonoPERSONeOestáOdepenadoO.OSobreOoOveículoCONSUMER_GOOD:OSienaOVermelhoO,OaOruaLOCATIONéOacessívelO(OoOendereçoOTHERnãoOseOtrataOdeOcomunidadePERSON)OeOnãoOháOqualquerOriscoOTHERparaOserOretiradoO.OArauObraçoOTHERdireitoOdoOfurinhoOTHERassassinoOdoOpolicialPERSONdaOcoreCONSUMER_GOODemOoutubroOpassadoOnaOregiãoLOCATIONdoOmeýerOTHERusaOumaOmotoCONSUMER_GOODyamahaO660OpretaPERSON,OessaOmotoCONSUMER_GOODficaOescondidaOnaOruaOconselheiroOferrazO133ONomeOTHER:OVilsonORicardoOdosOSantosOfiuzaOVulgoOTHER:OmaraOTHERouOtitioCONSUMER_GOODSerPERSONencontraOmorroLOCATIONdoOamorOjardimOírisOestáOaterrorizandoOnaOvendaEVENTvelhaOrouboEVENT,OhomicídiosEVENT,OqueimaçãoOTHERdeOcarroCONSUMER_GOODeleOqueOcomandaOeOtentativaEVENTdeOhomicídioEVENT.ORuaLOCATIONagaribaOmuitoOcarroCONSUMER_GOODroubadoO,OmáquinaOdeOcasaOMiguelPERSONemOumaObarracaLOCATIONatrásOdoOmercadoOTHERprixO.OMotoOBMWOpracaCONSUMER_GOODLUj3840OTHERestáOnaOvilaOidealOemOCaxiasORGANIZATION!O!OReceptaçãoOTHEReOvendaEVENTfrequenteOdeOmateriaisCONSUMER_GOODroubadosOdeOcaminhõesCONSUMER_GOODdeOcargaOTHERFurtoOTHERdeOáguaOTHERnoOmomentoO,OtirosOTHERjáOforamOouvidosOnoOLocalLOCATION,OdiscussãoEVENTcomOalgunsOmoradoresPERSONnoOLocalLOCATION.O.O.O.ORuaO38OequinaOcomOruaO50OnoOJardimOAtlânticoOemOItaipuaçuLOCATION,OmaricáOTHER.O.O.OEssaOmoçaPERSONvendeOprodutosCONSUMER_GOODroubadosOdeOcargasOTHERquaseOqueOdiariamenteO.OJáOdenuncieiOaOuppOTHERvkO,OpoisOficavaOnaOfrenteOTHERdelesO.OEOelesOnãoOtomaramOprovidênciaOTHERRoubosEVENTefetuadosOporOesseOsujeitoPERSONvemOsendoOpublicadosOemOsuaOpáginaWORK_OF_ARTnoOfacebookORGANIZATION,OalémOdaOdrogaCONSUMER_GOODnaOfotoWORK_OF_ARTPallomaPERSONmelOlíderPERSONdoOtráficoOTHEReOdeOassaltosEVENTemOSãoOGonçaloO.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icu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a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niçã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i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o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c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a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ra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epç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ien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beleciment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eir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k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he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lian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zi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uli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aha66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u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iran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iclet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i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t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in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en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-0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icleta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ri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14" calcext:value-type="date">
            <text:p>14/07/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-04540/20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ante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in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é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ti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n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iclet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ria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iclet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nt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osta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íc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anch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ênc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z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qui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uminaç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ç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vers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apal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b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gem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ália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é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ç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ere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anch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osta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ntec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ai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n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o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ci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d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m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or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s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rabalhoOTHERemOumaOlojaLOCATIONdeOcamaCONSUMER_GOOD,OmesaOTHEReObanhoOTHERondeOsóOeuOsouOoOfuncionárioPERSON,OéOumOespaçoOTHERpequenoO,OhojeOdiaO14/7/17OporOvoltaOTHERdasO10O:O18OentraramOduasOmulheresPERSONnaOqualOoOinteresseOTHERfoiOolharOosOpreçosOTHER,OambasOestavamOcomOsacolasCONSUMER_GOODgrandesOeOcheiasOqueOdeixaramOnaOentradaOTHERdaOlojaLOCATIONeOforamOparaOaOparteOTHERondeOtemOcapasOTHERdeOsofáOTHEReOcortinaCONSUMER_GOOD,OaOdeOblusaCONSUMER_GOODpretaOficouOparadaEVENTemOfrenteOTHEReOaOoutraOTHERficouOpegandoOasOcapasOTHEReOfalandoObemObaixoOcomOsuaOacompanhanteOTHER,OnissoOaOdeOblusaCONSUMER_GOODbrancaOcomeçaOaOpegarOcapaOTHERporOcapaOTHERparaOolharOaOcorOTHEReOfalandoOcoisasOTHERsemOsentidoOTHERdoOtipoOTHE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OcorOTHERdaOcapaOTHERnãoOéOaOmesmaOTHERdaOilustraçãoEVEN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óbvioO!OEmOseguidaOelaOvêOumOpulfsOTHERinfantisOnoOaltoOeOpedeOparaOeuOpegarO,OacaboOpegandoOeOcomoOsãoOtrêsOempilhadosOumOemOcimaOTHERdoOoutroPERSONdeixeiOminhaOatençãoOTHERnelesOparaOnãoOcairO,OacreditoOqueOfoiOnessaOfaltaOTHERdeOatençãoOTHERqueOocorreuOdaOdeOblusaCONSUMER_GOODpretaOcolocaOentreOasOpernasOTHER,OaOdeOblusaCONSUMER_GOODbrancaOcompraEVENToOpulfOTHERmasOlevaOaOcortinaCONSUMER_GOODqueOfoiOfuiOpercebeOaOtardeO,OeuOseiOporqueOeuOmesmoOorganizoOasOprateleirasOTHEReOtenhoOoOcontroleOTHERdoOqueOsaiOeOentraOnaOlojaLOCATIONeOseiOqueOeraOumaOblackoutOTHERbrancaOcomOdetalhesOTHERdeOfolhasOTHERverdesO.ONoOprimeiroOvídeoWORK_OF_ARTsãoOelasOantesOdeOentrarOnaOlojaLOCATIONnoOsegundoOTHERéOsajndoOTHEReOtenhoOtambemOimagensWORK_OF_ARTdoOrostoOTHER,Onota-seOqueOnoOsegundoOTHERvídeoWORK_OF_ARTumaOdelasOandaOfeitoOumOpinguimOTHERcomoOseOestivesseOcomOalgoOTHERentreOasOpernasOTHEReOquandoOestaoOparaOentrarOasOsaiasCONSUMER_GOODentãoOmuchasOTHEReOandamOnormalmenteO.OQueroOqueOencontremOessasObandidasOeOseOpossívelOmeOnotificarOsobreOaOaçãoEVENTqueOestáOsendoOlevadaO.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un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ri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g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onhec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aha66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f144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icu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eco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IN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L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on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ue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icu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t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n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i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á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a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gunt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u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n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uerb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ábol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mid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lia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ári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ã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y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a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f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í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l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tei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n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abund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lt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uj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y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01" calcext:value-type="date">
            <text:p>01/08/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ã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uli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gui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inh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i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iran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njeir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dor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in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h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en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s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iclet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nde-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h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j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si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âmer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anç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u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dade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uerin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x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a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a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eg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eir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ã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rã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rej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rã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do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l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ol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zi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d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há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form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is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í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õe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xe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ã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ida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uém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b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26190-08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BomOdiaO,OSrºOSecretárioOdeOEstadoOeOSegOdoORJLOCATION,ORobertoOSáO!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EBRANDOOOOBRASILLOCATIO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sseOsemestreOhouveOumaOenormeOreduçãoEVENTdoOPIBOTHERemOtodoOBrO.O.O.OespecificamenteOnoORJLOCATION,OatribuídoOaOexportaçãoEVENTdeOprodutosCONSUMER_GOODeOaosOroubosEVENTdeOcargasCONSUMER_GOOD.OValoresOTHERchegamOnaOcasaLOCATIONdeO5ObilhõesO,OouOsejaO,OpraticamenteOmetadeOdaOdívidaOTHERdoORJLOCATION.O.O.OEstamosOvendoO,OqueOexisteOumOesforçoOTHERatualmenteOnaOfederaçãoORGANIZATIONparaOdesestimularOeOconterOessasOpraticaOTHER,OmasO,OnãoOentendoO!OTodosPERSONsabemosOqueOtaisOprodutosCONSUMER_GOODsãoOcomercializamosOemOgrandeOparteOTHERemOfeirasEVENT.O.O.OAproveitandoOesseOapoioOTHER,OporqueOessasOgrandesOfeirasEVENT:OAcariLOCATION,OCaxiasORGANIZATION,OPavunaLOCATIONeOBelfordORoxoO,OnãoOfoiOcercadaOpelasOtropasORGANIZATIONfederaisOeOexigidoOnotasOfiscaisOdessesOprodutosCONSUMER_GOOD,OcomOaOpossívelOapreensãoOTHERdosOmateriaisOTHEReOsuspeitosPERSONdelituososO?OAcreditoOqueOalgunsPERSONdessesOmateriaisOTHERperecíveisO,OpossamOatéOmesmoO,OseremOutilizadosOpelasOtropasORGANIZATION!ODesestimulandoOassimO,OseuOlivreOcomércioOTHERilícitoO!OAbraçosOdaOPavunaLOCATION.O.O.O!O!O!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rt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óle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pimirim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st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i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gament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end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heci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uad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burg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ágin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r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l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rõ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ww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/famozinh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/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adrilh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r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n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mi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ver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rti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ci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i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j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o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b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gund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lha-niteroi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n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ol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de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ista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o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t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hei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ia-jard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gi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x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ad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ã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h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eament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v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end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tu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g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hor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r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col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" office:value-type="time" office:time-value="PT08H00M00S" calcext:value-type="time">
            <text:p>08:00:00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b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ç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ze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dentes</text:p>
          </table:table-cell>
          <table:table-cell office:value-type="string" calcext:value-type="string">
            <text:p>PER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rior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v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r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antara-sa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ça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j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gaci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q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aç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icativo</text:p>
          </table:table-cell>
          <table:table-cell office:value-type="string" calcext:value-type="string">
            <text:p>CONSUMER_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ul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q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x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8/8/2017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7" calcext:value-type="date">
            <text:p>07/08/1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w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h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rti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i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m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i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s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enc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a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it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E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T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Z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GUI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o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WORK_OF_AR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993997945" calcext:value-type="float">
            <text:p>99399794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21:46:59.2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08:31.016000000</meta:creation-date>
    <dc:date>2019-02-14T21:54:58.834000000</dc:date>
    <meta:editing-duration>P3DT10H44M40S</meta:editing-duration>
    <meta:editing-cycles>39</meta:editing-cycles>
    <meta:generator>LibreOffice/6.1.3.2$Windows_X86_64 LibreOffice_project/86daf60bf00efa86ad547e59e09d6bb77c699acb</meta:generator>
    <meta:document-statistic meta:table-count="1" meta:cell-count="17032" meta:object-count="0"/>
  </office:meta>
</office:document-meta>
</file>